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text-properties style:font-name="Ubuntu" style:font-name-asian="Ubuntu1" style:font-name-complex="Ubuntu1"/>
    </style:style>
    <style:style style:name="P2" style:family="paragraph" style:parent-style-name="Standard">
      <style:paragraph-properties fo:text-align="justify" style:justify-single-word="false"/>
      <style:text-properties style:font-name="Ubuntu" style:font-name-asian="Ubuntu1" style:font-name-complex="Ubuntu1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Ubuntu" style:font-name-asian="Ubuntu1" style:font-name-complex="Ubuntu1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style:font-name-asian="Ubuntu1" style:font-name-complex="Ubuntu1"/>
    </style:style>
    <style:style style:name="P6" style:family="paragraph" style:parent-style-name="Standard">
      <style:paragraph-properties fo:margin-left="0.5in" fo:margin-right="0in" fo:text-indent="0in" style:auto-text-indent="false"/>
      <style:text-properties style:font-name="Ubuntu" style:font-name-asian="Ubuntu1" style:font-name-complex="Ubuntu1"/>
    </style:style>
    <style:style style:name="P7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style:font-name="Ubuntu" style:font-name-asian="Ubuntu1" style:font-name-complex="Ubuntu1"/>
    </style:style>
    <style:style style:name="P8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Ubuntu" style:font-name-asian="Ubuntu1" style:font-name-complex="Ubuntu1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Standard">
      <style:text-properties style:font-name="Ubuntu" fo:font-weight="bold" style:font-name-asian="Ubuntu1" style:font-weight-asian="bold" style:font-name-complex="Ubuntu1"/>
    </style:style>
    <style:style style:name="P11" style:family="paragraph" style:parent-style-name="Standard">
      <style:text-properties style:font-name="Ubuntu" style:font-name-asian="Ubuntu1" style:font-name-complex="Ubuntu1"/>
    </style:style>
    <style:style style:name="P12" style:family="paragraph" style:parent-style-name="Standard">
      <style:paragraph-properties fo:text-align="justify" style:justify-single-word="false"/>
      <style:text-properties style:font-name="Ubuntu" style:font-name-asian="Ubuntu1" style:font-name-complex="Ubuntu1"/>
    </style:style>
    <style:style style:name="P13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  <style:text-properties style:font-name="Ubuntu" style:font-name-asian="Ubuntu1" style:font-name-complex="Ubuntu1"/>
    </style:style>
    <style:style style:name="P14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  <style:text-properties style:font-name="Ubuntu" style:font-name-asian="Ubuntu1" style:font-name-complex="Ubuntu1"/>
    </style:style>
    <style:style style:name="P15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  <style:text-properties style:font-name="Ubuntu" style:font-name-asian="Ubuntu1" style:font-name-complex="Ubuntu1"/>
    </style:style>
    <style:style style:name="P16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  <style:text-properties style:font-name="Ubuntu" style:font-name-asian="Ubuntu1" style:font-name-complex="Ubuntu1"/>
    </style:style>
    <style:style style:name="P17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style:font-name="Ubuntu" style:font-name-asian="Ubuntu1" style:font-name-complex="Ubuntu1"/>
    </style:style>
    <style:style style:name="P18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  <style:text-properties style:font-name="Ubuntu" style:font-name-asian="Ubuntu1" style:font-name-complex="Ubuntu1"/>
    </style:style>
    <style:style style:name="P19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  <style:text-properties style:font-name="Ubuntu" style:font-name-asian="Ubuntu1" style:font-name-complex="Ubuntu1"/>
    </style:style>
    <style:style style:name="P20" style:family="paragraph" style:parent-style-name="Standard" style:list-style-name="WWNum5">
      <style:paragraph-properties fo:margin-left="0.5in" fo:margin-right="0in" fo:text-indent="-0.25in" style:auto-text-indent="false"/>
      <style:text-properties style:font-name="Ubuntu" style:font-name-asian="Ubuntu1" style:font-name-complex="Ubuntu1"/>
    </style:style>
    <style:style style:name="P21" style:family="paragraph" style:parent-style-name="Standard" style:list-style-name="WWNum9">
      <style:paragraph-properties fo:margin-left="0.5in" fo:margin-right="0in" fo:text-indent="-0.25in" style:auto-text-indent="false"/>
      <style:text-properties style:font-name="Ubuntu" style:font-name-asian="Ubuntu1" style:font-name-complex="Ubuntu1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Ubuntu" fo:font-weight="bold" style:font-name-asian="Ubuntu1" style:font-weight-asian="bold" style:font-name-complex="Ubuntu1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2pt" fo:font-weight="bold" style:font-name-asian="Ubuntu1" style:font-size-asian="12pt" style:font-weight-asian="bold" style:font-name-complex="Ubuntu1" style:font-size-complex="12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style:font-name-asian="Ubuntu1" style:font-name-complex="Ubuntu1"/>
    </style:style>
    <style:style style:name="P2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Ubuntu" style:font-name-asian="Ubuntu1" style:font-name-complex="Ubuntu1"/>
    </style:style>
    <style:style style:name="P26" style:family="paragraph" style:parent-style-name="Title" style:master-page-name="Standard">
      <style:paragraph-properties fo:text-align="center" style:justify-single-word="false" style:page-number="1"/>
      <style:text-properties fo:color="#47dbc0" style:font-name="Ubuntu" fo:font-weight="bold" style:font-name-asian="Ubuntu1" style:font-weight-asian="bold" style:font-name-complex="Ubuntu1"/>
    </style:style>
    <style:style style:name="P27" style:family="paragraph" style:parent-style-name="Heading_20_2">
      <style:text-properties fo:color="#47dbc0" style:font-name="Ubuntu" fo:font-weight="bold" style:font-name-asian="Ubuntu1" style:font-weight-asian="bold" style:font-name-complex="Ubuntu1"/>
    </style:style>
    <style:style style:name="P28" style:family="paragraph" style:parent-style-name="Heading_20_2">
      <style:text-properties style:font-name="Ubuntu" style:font-name-asian="Ubuntu1" style:font-name-complex="Ubuntu1"/>
    </style:style>
    <style:style style:name="T1" style:family="text">
      <style:text-properties fo:color="#47dbc0" fo:font-weight="bold" style:font-weight-asian="bold"/>
    </style:style>
    <style:style style:name="T2" style:family="text">
      <style:text-properties style:font-name="Ubuntu" style:font-name-asian="Ubuntu1" style:font-name-complex="Ubuntu1"/>
    </style:style>
    <style:style style:name="T3" style:family="text">
      <style:text-properties style:font-name="Ubuntu" fo:background-color="#ffffff" loext:char-shading-value="0" style:font-name-asian="Ubuntu1" style:font-name-complex="Ubuntu1"/>
    </style:style>
    <style:style style:name="T4" style:family="text">
      <style:text-properties style:font-name="Ubuntu" fo:font-weight="bold" style:font-name-asian="Ubuntu1" style:font-weight-asian="bold" style:font-name-complex="Ubuntu1"/>
    </style:style>
    <style:style style:name="T5" style:family="text">
      <style:text-properties style:font-name="Ubuntu" fo:font-style="italic" style:font-name-asian="Ubuntu1" style:font-style-asian="italic" style:font-name-complex="Ubuntu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8evlbfpmvter"/>CLEAN CODE SUMMARY</text:p>
      <text:p text:style-name="P9"><text:bookmark text:name="_o05tv6l093q9"/><text:span text:style-name="T2">[Based on Uncle Bob’s (</text:span><text:span text:style-name="T3">Robert C. Martin</text:span><text:span text:style-name="T2">) clean code episode]</text:span></text:p>
      <text:p text:style-name="P27"><text:bookmark text:name="_lebkmx65bt2n"/>What is it that makes bad code smells so bad?</text:p>
      <text:p text:style-name="P10">Rigidity-</text:p>
      <text:list xml:id="list3658270159" text:style-name="WWNum2">
        <text:list-item>
          <text:p text:style-name="P13">Tendency of a system to resist change </text:p>
        </text:list-item>
        <text:list-item>
          <text:p text:style-name="P13">Change in one module breaks another module </text:p>
        </text:list-item>
        <text:list-item>
          <text:p text:style-name="P13">Compatibility issue arises when one module is changed and other module is dependant on it </text:p>
        </text:list-item>
        <text:list-item>
          <text:p text:style-name="P13">In this case developer may have to change also in the other module to make it compatible </text:p>
        </text:list-item>
      </text:list>
      <text:p text:style-name="P4"/>
      <text:p text:style-name="P22">Fragility-</text:p>
      <text:list xml:id="list2593725915" text:style-name="WWNum3">
        <text:list-item>
          <text:p text:style-name="P14">Fragile system may malfunction in many unpredictable way when a single simple change is made </text:p>
        </text:list-item>
        <text:list-item>
          <text:p text:style-name="P14">Repair of a single bug or addition of a new feature causes a malfunction in one or many other part of the system that has no connection with the part that has been changed </text:p>
        </text:list-item>
      </text:list>
      <text:p text:style-name="P6"/>
      <text:p text:style-name="P22">Inseparability-</text:p>
      <text:list xml:id="list441687796" text:style-name="WWNum7">
        <text:list-item>
          <text:p text:style-name="P15">A system is inseparable when various parts of that system can not independently be reused in some other system </text:p>
        </text:list-item>
        <text:list-item>
          <text:p text:style-name="P15">Decoupling of code becomes harder </text:p>
        </text:list-item>
      </text:list>
      <text:p text:style-name="P4"/>
      <text:p text:style-name="P22">Opacity-</text:p>
      <text:list xml:id="list3157352368" text:style-name="WWNum8">
        <text:list-item>
          <text:p text:style-name="P16">Opaque code is hard to read, understand and modify </text:p>
        </text:list-item>
        <text:list-item>
          <text:p text:style-name="P16">Doesn’t reveal author's intention properly </text:p>
        </text:list-item>
      </text:list>
      <text:p text:style-name="P4"/>
      <text:p text:style-name="P3"><text:span text:style-name="T5">Raise your hand if you have ever been significantly impeded by bad code.</text:span><text:span text:style-name="T2"> </text:span></text:p>
      <text:p text:style-name="P2"/>
      <text:p text:style-name="P3"><text:span text:style-name="T4">Quote:</text:span><text:span text:style-name="T2"> </text:span><text:span text:style-name="T5">“Any fool can write code that a computer can understand. Good programmers write code that humans can understand”</text:span><text:span text:style-name="T2"> - </text:span><text:span text:style-name="T4">Martin Fowler</text:span><text:span text:style-name="T2"> </text:span></text:p>
      <text:p text:style-name="P1"/>
      <text:p text:style-name="P28"><text:bookmark text:name="_jnkhqk9nb9w0"/><text:span text:style-name="T1">Why does clean code matter?</text:span></text:p>
      <text:p text:style-name="P2">Clean code increases readability. And readability is one of the most important things in programming. </text:p>
      <text:p text:style-name="P27"><text:soft-page-break/></text:p>
      <text:p text:style-name="P27"><text:bookmark text:name="_jftbe1jf4bf8"/>How to name everything in code?</text:p>
      <text:p text:style-name="P1">Do’s and Don’ts:</text:p>
      <text:list xml:id="list116887331" text:style-name="WWNum1">
        <text:list-item>
          <text:p text:style-name="P17">Function and variable names should be pronounceable &amp; self explanatory</text:p>
        </text:list-item>
        <text:list-item>
          <text:p text:style-name="P17">Names must reveal the intention of the code</text:p>
        </text:list-item>
        <text:list-item>
          <text:p text:style-name="P17">Names should not be opaque</text:p>
        </text:list-item>
        <text:list-item>
          <text:p text:style-name="P17">Avoid encodings like using indescriptive short user defined type</text:p>
        </text:list-item>
        <text:list-item>
          <text:p text:style-name="P17">Don’t let your variable or function name misinform</text:p>
        </text:list-item>
        <text:list-item>
          <text:p text:style-name="P17">Avoid using magic number &amp; replace with macro or, enum</text:p>
        </text:list-item>
        <text:list-item>
          <text:p text:style-name="P17">Variable names in a large scope should be larger and vice versa. </text:p>
        </text:list-item>
      </text:list>
      <text:p text:style-name="P25">For function &amp; class name follow the opposite. Functions that have long scope should have nice short names. Functions in a shorter scope can have long names as it will be invoked from very few places and it will also help in code documentation. </text:p>
      <text:p text:style-name="P25">Public classes should name short names and private or derived classes should have long explanatory names. <text:s/></text:p>
      <text:list xml:id="list33805568821319" text:continue-numbering="true" text:style-name="WWNum1">
        <text:list-item>
          <text:p text:style-name="P17">Some bad naming example: PC_GWDA, m_qdox, ppp, getYYYY()</text:p>
        </text:list-item>
      </text:list>
      <text:p text:style-name="P1"/>
      <text:p text:style-name="P1">General rule of thumb:</text:p>
      <text:list xml:id="list1806455674" text:style-name="WWNum5">
        <text:list-item>
          <text:p text:style-name="P20">Classes and objects should be noun and should not be a verb</text:p>
        </text:list-item>
        <text:list-item>
          <text:p text:style-name="P20">Methods should be verb</text:p>
        </text:list-item>
      </text:list>
      <text:p text:style-name="P1"/>
      <text:p text:style-name="P27"><text:bookmark text:name="_656slbltb9zn"/>How a function should be?</text:p>
      <text:p text:style-name="P1">General rule of thumb:</text:p>
      <text:list xml:id="list2109414783" text:style-name="WWNum6">
        <text:list-item>
          <text:p text:style-name="P18">Functions Should do just one thing</text:p>
        </text:list-item>
        <text:list-item>
          <text:p text:style-name="P18">Function should be small, very small</text:p>
        </text:list-item>
        <text:list-item>
          <text:p text:style-name="P18">Function should not have more than two arguments</text:p>
        </text:list-item>
        <text:list-item>
          <text:p text:style-name="P18">Do not pass booleans as function arguments. Make two different functions for two different conditions. </text:p>
        </text:list-item>
        <text:list-item>
          <text:p text:style-name="P18">Function should have one level of extraction</text:p>
        </text:list-item>
        <text:list-item>
          <text:p text:style-name="P18">Function should follow the step down rule</text:p>
        </text:list-item>
        <text:list-item>
          <text:p text:style-name="P18">Function should not have side effects </text:p>
        </text:list-item>
        <text:list-item>
          <text:p text:style-name="P18">Exceptions are better than error codes</text:p>
        </text:list-item>
      </text:list>
      <text:p text:style-name="P1"/>
      <text:p text:style-name="P27"><text:bookmark text:name="_58f1zjg5vipt"/>Are Comments Necessary?</text:p>
      <text:list xml:id="list2769553790" text:style-name="WWNum4">
        <text:list-item>
          <text:p text:style-name="P19">The code should be clear and expressive that it does not require comments to express its meaning.</text:p>
        </text:list-item>
        <text:list-item>
          <text:p text:style-name="P19">Comments motivate us to write bad code</text:p>
        </text:list-item>
        <text:list-item>
          <text:p text:style-name="P19">Legal comments like copyright notice is necessary </text:p>
        </text:list-item>
        <text:list-item>
          <text:p text:style-name="P19"><text:soft-page-break/>Informative comments are sometimes helpful</text:p>
        </text:list-item>
        <text:list-item>
          <text:p text:style-name="P19">Comments might sometimes be useful to clarify some obscure arguments or return, if only there is no way to clear them</text:p>
        </text:list-item>
        <text:list-item>
          <text:p text:style-name="P19">Comments can be used to warn about consequences </text:p>
        </text:list-item>
        <text:list-item>
          <text:p text:style-name="P19">Comments can be used to Amplify importance of something</text:p>
        </text:list-item>
        <text:list-item>
          <text:p text:style-name="P19">Redundant comments or incomplete comments should be avoided</text:p>
        </text:list-item>
        <text:list-item>
          <text:p text:style-name="P19">Misleading comments are worse than anything</text:p>
        </text:list-item>
        <text:list-item>
          <text:p text:style-name="P19">Comments should be replaced with function and variables whenever possible</text:p>
        </text:list-item>
        <text:list-item>
          <text:p text:style-name="P19">Commented out code are worse than misleading comments</text:p>
        </text:list-item>
      </text:list>
      <text:p text:style-name="P27"><text:bookmark text:name="_sspupxcvyt0u"/>How to Format code?</text:p>
      <text:list xml:id="list1321567511" text:style-name="WWNum9">
        <text:list-item>
          <text:p text:style-name="P21">Code formatting is important</text:p>
        </text:list-item>
        <text:list-item>
          <text:p text:style-name="P21">Formatted code communicates better</text:p>
        </text:list-item>
        <text:list-item>
          <text:p text:style-name="P21">Vertical formatting should be like news paper</text:p>
        </text:list-item>
        <text:list-item>
          <text:p text:style-name="P21">Variables should be declared as close to their use as possible</text:p>
        </text:list-item>
        <text:list-item>
          <text:p text:style-name="P21">Instance variable should be declared at the top of the class</text:p>
        </text:list-item>
        <text:list-item>
          <text:p text:style-name="P21">Dependent functions should be close to each other</text:p>
        </text:list-item>
        <text:list-item>
          <text:p text:style-name="P21">Horizontal alignments are unnecessary</text:p>
        </text:list-item>
        <text:list-item>
          <text:p text:style-name="P21">Be consistent with formatting</text:p>
        </text:list-item>
      </text:list>
      <text:p text:style-name="P7"/>
      <text:p text:style-name="P8"/>
      <text:p text:style-name="P5"/>
      <text:p text:style-name="P23">Prepared by - </text:p>
      <text:p text:style-name="P5">Sagor sarker </text:p>
      <text:p text:style-name="P5">sagor.eee.cuet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Ubuntu" fo:font-family="Ubuntu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Ubuntu" fo:font-family="Ubuntu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Ubuntu" fo:font-family="Ubuntu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Ubuntu" fo:font-family="Ubuntu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Ubuntu" fo:font-family="Ubuntu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7-11T03:37:51.267896102</dc:date>
    <meta:editing-duration>PT43S</meta:editing-duration>
    <meta:editing-cycles>1</meta:editing-cycles>
    <meta:document-statistic meta:table-count="0" meta:image-count="0" meta:object-count="0" meta:page-count="3" meta:paragraph-count="70" meta:word-count="663" meta:character-count="3824" meta:non-whitespace-character-count="3255"/>
  </office:meta>
</office:document-meta>
</file>